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dictionary.xml" manifest:media-type="text/xml"/>
  <manifest:file-entry manifest:full-path="Basic/Standard/document.xml" manifest:media-type="text/xml"/>
  <manifest:file-entry manifest:full-path="Basic/Standard/base___multiline_code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/00/00</text:date>, <text:time style:data-style-name="N2" text:time-value="04:28:59.34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0T04:30:22.152000000</dc:date>
    <meta:editing-duration>PT3H45M15S</meta:editing-duration>
    <meta:editing-cycles>23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dictionar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</library:library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dictionary.xml><?xml version="1.0" encoding="utf-8"?>
<!DOCTYPE module  PUBLIC '-//OpenOffice.org//DTD OfficeDocument 1.0//EN'  'module.dtd'>
<script:module xmlns:script="http://openoffice.org/2000/script" script:name="type___dictionary" script:language="StarBasic" script:moduleType="normal">REM  *****  LibreOffice VBA  *****

Option Explicit

'
' REF : https://help.libreoffice.org/latest/ko/text/sbasic/shared/03/sf_dictionary.html
'

Sub type_dictionary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



Sub type_string___declaration_2

	Dim s as String : s = "test string"
	
	MsgBox( s )

End Sub




Sub type_string___append

	Dim s as String : s = "test string"
	
	s = s &amp; " append"
	
	MsgBox( s )

End Sub
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